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8000001D9496F3ACDB6317DB3.png" manifest:media-type="image/png"/>
  <manifest:file-entry manifest:full-path="Pictures/1000000000000269000002361116865C28E96DAE.png" manifest:media-type="image/png"/>
  <manifest:file-entry manifest:full-path="Pictures/100002010000042300000690FC705FDCD4C61A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4c7dc" draw:opacity="43%" draw:textarea-horizontal-align="justify" draw:textarea-vertical-align="middle" draw:auto-grow-height="false" fo:min-height="28.599cm" fo:min-width="11.718cm"/>
      <style:paragraph-properties style:writing-mode="lr-tb"/>
    </style:style>
    <style:style style:name="gr2" style:family="graphic" style:parent-style-name="standard">
      <style:graphic-properties draw:stroke="none" draw:fill-color="#89c765" draw:opacity="43%" draw:textarea-horizontal-align="justify" draw:textarea-vertical-align="middle" draw:auto-grow-height="false" fo:min-height="28.431cm" fo:min-width="10.27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89c765" draw:textarea-horizontal-align="justify" draw:textarea-vertical-align="middle" draw:auto-grow-height="false" fo:min-height="4.106cm" fo:min-width="6.142cm"/>
      <style:paragraph-properties style:writing-mode="lr-tb"/>
    </style:style>
    <style:style style:name="gr5" style:family="graphic" style:parent-style-name="standard">
      <style:graphic-properties draw:stroke="none" draw:fill-color="#999999" draw:textarea-horizontal-align="justify" draw:textarea-vertical-align="middle" draw:auto-grow-height="false" fo:min-height="1.584cm" fo:min-width="4.001cm"/>
      <style:paragraph-properties style:writing-mode="lr-tb"/>
    </style:style>
    <style:style style:name="gr6" style:family="graphic" style:parent-style-name="standard">
      <style:graphic-properties draw:stroke="none" draw:fill-color="#89c765" draw:textarea-horizontal-align="justify" draw:textarea-vertical-align="middle" draw:auto-grow-height="false" fo:min-height="1.584cm" fo:min-width="4.001cm"/>
      <style:paragraph-properties style:writing-mode="lr-tb"/>
    </style:style>
    <style:style style:name="gr7" style:family="graphic" style:parent-style-name="standard">
      <style:graphic-properties draw:stroke="none" draw:fill-color="#5e8ac7" draw:textarea-horizontal-align="justify" draw:textarea-vertical-align="middle" draw:auto-grow-height="false" fo:min-height="1.584cm" fo:min-width="4.001cm"/>
      <style:paragraph-properties style:writing-mode="lr-tb"/>
    </style:style>
    <style:style style:name="gr8" style:family="graphic" style:parent-style-name="standard">
      <style:graphic-properties draw:stroke="none" draw:fill-color="#003d73" draw:textarea-horizontal-align="justify" draw:textarea-vertical-align="middle" draw:auto-grow-height="false" fo:min-height="1.584cm" fo:min-width="4.001cm"/>
      <style:paragraph-properties style:writing-mode="lr-tb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1.584cm" fo:min-width="4.001cm"/>
      <style:paragraph-properties style:writing-mode="lr-tb"/>
    </style:style>
    <style:style style:name="gr10" style:family="graphic" style:parent-style-name="standard">
      <style:graphic-properties draw:stroke="none" draw:fill-color="#f68e76" draw:textarea-horizontal-align="justify" draw:textarea-vertical-align="middle" draw:auto-grow-height="false" fo:min-height="1.584cm" fo:min-width="4.001cm"/>
      <style:paragraph-properties style:writing-mode="lr-tb"/>
    </style:style>
    <style:style style:name="gr11" style:family="graphic" style:parent-style-name="standard">
      <style:graphic-properties svg:stroke-width="0.423cm" svg:stroke-color="#333333" draw:marker-start-width="0.834cm" draw:marker-end-width="0.834cm" draw:fill="none" draw:textarea-horizontal-align="justify" draw:textarea-vertical-align="middle" draw:auto-grow-height="false" fo:min-height="27.487cm" fo:min-width="16.823cm" fo:padding-top="0.336cm" fo:padding-bottom="0.336cm" fo:padding-left="0.461cm" fo:padding-right="0.461cm"/>
    </style:style>
    <style:style style:name="gr12" style:family="graphic" style:parent-style-name="standard">
      <style:graphic-properties draw:stroke="none" draw:fill-color="#f79448" draw:textarea-horizontal-align="justify" draw:textarea-vertical-align="middle" draw:auto-grow-height="false" fo:min-height="2.344cm" fo:min-width="6.332cm"/>
      <style:paragraph-properties style:writing-mode="lr-tb"/>
    </style:style>
    <style:style style:name="gr13" style:family="graphic" style:parent-style-name="standard">
      <style:graphic-properties draw:stroke="none" draw:fill-color="#729fcf" draw:textarea-horizontal-align="justify" draw:textarea-vertical-align="middle" draw:auto-grow-height="false" fo:min-height="2.344cm" fo:min-width="6.332cm"/>
      <style:paragraph-properties style:writing-mode="lr-tb"/>
    </style:style>
    <style:style style:name="gr14" style:family="graphic" style:parent-style-name="standard">
      <style:graphic-properties draw:stroke="none" draw:fill-color="#ffd428" draw:textarea-horizontal-align="justify" draw:textarea-vertical-align="middle" draw:auto-grow-height="false" fo:min-height="2.344cm" fo:min-width="6.332cm"/>
      <style:paragraph-properties style:writing-mode="lr-tb"/>
    </style:style>
    <style:style style:name="gr15" style:family="graphic" style:parent-style-name="standard">
      <style:graphic-properties draw:stroke="none" draw:fill-color="#ff6d6d" draw:textarea-horizontal-align="justify" draw:textarea-vertical-align="middle" draw:auto-grow-height="false" fo:min-height="2.344cm" fo:min-width="6.332cm"/>
      <style:paragraph-properties style:writing-mode="lr-tb"/>
    </style:style>
    <style:style style:name="gr16" style:family="graphic" style:parent-style-name="standard">
      <style:graphic-properties draw:stroke="none" draw:fill-color="#999999" draw:textarea-horizontal-align="justify" draw:textarea-vertical-align="middle" draw:auto-grow-height="false" fo:min-height="2.344cm" fo:min-width="6.332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3.941cm" fo:min-width="3.056cm"/>
    </style:style>
    <style:style style:name="gr18" style:family="graphic" style:parent-style-name="objectwithoutfill">
      <style:graphic-properties draw:stroke="solid" svg:stroke-width="0.353cm" svg:stroke-color="#1c1c1c" draw:marker-start-width="0.729cm" draw:marker-end="Arrowheads_20_1" draw:marker-end-width="0.829cm" draw:fill="none" draw:textarea-vertical-align="middle" fo:padding-top="0.301cm" fo:padding-bottom="0.301cm" fo:padding-left="0.426cm" fo:padding-right="0.426cm"/>
    </style:style>
    <style:style style:name="gr19" style:family="graphic" style:parent-style-name="standard">
      <style:graphic-properties draw:stroke="none" svg:stroke-color="#000000" draw:fill="none" draw:fill-color="#ffffff" fo:min-height="2.135cm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4.106cm" fo:min-width="6.142cm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3.45cm" fo:min-width="6.212cm"/>
      <style:paragraph-properties style:writing-mode="lr-tb"/>
    </style:style>
    <style:style style:name="P1" style:family="paragraph">
      <loext:graphic-properties draw:fill-color="#b4c7dc" draw:opacity="43%"/>
      <style:paragraph-properties fo:text-align="center" style:writing-mode="lr-tb"/>
      <style:text-properties style:font-name="Ubuntu Condensed"/>
    </style:style>
    <style:style style:name="P2" style:family="paragraph">
      <loext:graphic-properties draw:fill-color="#89c765" draw:opacity="43%"/>
      <style:paragraph-properties fo:text-align="center" style:writing-mode="lr-tb"/>
      <style:text-properties style:font-name="Ubuntu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ato"/>
    </style:style>
    <style:style style:name="P5" style:family="paragraph">
      <loext:graphic-properties draw:fill-color="#89c765"/>
      <style:paragraph-properties fo:text-align="center" style:writing-mode="lr-tb"/>
      <style:text-properties style:font-name="Lato" fo:font-size="16pt" style:font-size-asian="16pt" style:font-size-complex="16pt"/>
    </style:style>
    <style:style style:name="P6" style:family="paragraph">
      <style:paragraph-properties fo:text-align="center" style:writing-mode="lr-tb"/>
      <style:text-properties style:font-name="Ubuntu Condensed"/>
    </style:style>
    <style:style style:name="P7" style:family="paragraph">
      <loext:graphic-properties draw:fill-color="#999999"/>
      <style:paragraph-properties fo:text-align="center" style:writing-mode="lr-tb"/>
      <style:text-properties style:font-name="Ubuntu Condensed"/>
    </style:style>
    <style:style style:name="P8" style:family="paragraph">
      <loext:graphic-properties draw:fill-color="#89c765"/>
      <style:paragraph-properties fo:text-align="center" style:writing-mode="lr-tb"/>
      <style:text-properties style:font-name="Ubuntu Condensed"/>
    </style:style>
    <style:style style:name="P9" style:family="paragraph">
      <loext:graphic-properties draw:fill-color="#5e8ac7"/>
      <style:paragraph-properties fo:text-align="center" style:writing-mode="lr-tb"/>
      <style:text-properties style:font-name="Ubuntu Condensed"/>
    </style:style>
    <style:style style:name="P10" style:family="paragraph">
      <style:paragraph-properties fo:text-align="center" style:writing-mode="lr-tb"/>
      <style:text-properties fo:color="#ffffff" loext:opacity="100%" style:font-name="Ubuntu Condensed"/>
    </style:style>
    <style:style style:name="P11" style:family="paragraph">
      <loext:graphic-properties draw:fill-color="#003d73"/>
      <style:paragraph-properties fo:text-align="center" style:writing-mode="lr-tb"/>
      <style:text-properties fo:color="#ffffff" loext:opacity="100%" style:font-name="Ubuntu Condensed"/>
    </style:style>
    <style:style style:name="P12" style:family="paragraph">
      <loext:graphic-properties draw:fill-color="#000000"/>
      <style:paragraph-properties fo:text-align="center" style:writing-mode="lr-tb"/>
      <style:text-properties fo:color="#ffffff" loext:opacity="100%" style:font-name="Ubuntu Condensed"/>
    </style:style>
    <style:style style:name="P13" style:family="paragraph">
      <loext:graphic-properties draw:fill-color="#f68e76"/>
      <style:paragraph-properties fo:text-align="center" style:writing-mode="lr-tb"/>
      <style:text-properties style:font-name="Ubuntu Condensed"/>
    </style:style>
    <style:style style:name="P14" style:family="paragraph">
      <loext:graphic-properties draw:fill-color="#f79448"/>
      <style:paragraph-properties fo:text-align="center" style:writing-mode="lr-tb"/>
      <style:text-properties style:font-name="Lato" fo:font-size="15pt" style:font-size-asian="15pt" style:font-size-complex="15pt"/>
    </style:style>
    <style:style style:name="P15" style:family="paragraph">
      <loext:graphic-properties draw:fill-color="#729fcf"/>
      <style:paragraph-properties fo:text-align="center" style:writing-mode="lr-tb"/>
      <style:text-properties style:font-name="Lato" fo:font-size="15pt" style:font-size-asian="15pt" style:font-size-complex="15pt"/>
    </style:style>
    <style:style style:name="P16" style:family="paragraph">
      <loext:graphic-properties draw:fill-color="#ffd428"/>
      <style:paragraph-properties fo:text-align="center" style:writing-mode="lr-tb"/>
      <style:text-properties style:font-name="Lato" fo:font-size="15pt" style:font-size-asian="15pt" style:font-size-complex="15pt"/>
    </style:style>
    <style:style style:name="P17" style:family="paragraph">
      <loext:graphic-properties draw:fill-color="#ff6d6d"/>
      <style:paragraph-properties fo:text-align="center" style:writing-mode="lr-tb"/>
      <style:text-properties style:font-name="Lato" fo:font-size="15pt" style:font-size-asian="15pt" style:font-size-complex="15pt"/>
    </style:style>
    <style:style style:name="P18" style:family="paragraph">
      <loext:graphic-properties draw:fill-color="#999999"/>
      <style:paragraph-properties fo:text-align="center" style:writing-mode="lr-tb"/>
      <style:text-properties style:font-name="Lato" fo:font-size="15pt" style:font-size-asian="15pt" style:font-size-complex="15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style:font-name="Lato"/>
    </style:style>
    <style:style style:name="P21" style:family="paragraph">
      <style:paragraph-properties fo:text-align="center"/>
      <style:text-properties style:font-name="Lato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Lato" fo:font-size="54pt" style:font-size-asian="54pt" style:font-size-complex="54pt"/>
    </style:style>
    <style:style style:name="P23" style:family="paragraph">
      <loext:graphic-properties draw:fill-color="#ffffff"/>
      <style:paragraph-properties fo:text-align="center" style:writing-mode="lr-tb"/>
      <style:text-properties style:font-name="Lato"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o"/>
    </style:style>
    <style:style style:name="P2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o" fo:font-size="15pt" style:font-size-asian="15pt" style:font-size-complex="15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Ubuntu Condensed" fo:font-size="26pt" style:font-size-asian="26pt" style:font-size-complex="26pt"/>
    </style:style>
    <style:style style:name="T3" style:family="text">
      <style:text-properties fo:color="#ffffff" loext:opacity="100%" style:font-name="Ubuntu Condensed" fo:font-size="26pt" style:font-size-asian="26pt" style:font-size-complex="26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14cm" svg:height="29.845cm" svg:x="34.106cm" svg:y="1.408cm">
          <text:p/>
          <draw:enhanced-geometry svg:viewBox="0 0 21600 21600" draw:path-stretchpoint-x="10800" draw:path-stretchpoint-y="10800" draw:text-areas="?f3 ?f4 ?f5 ?f6" draw:type="round-rectangle" draw:modifiers="2780.735404975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938cm" svg:height="29.845cm" svg:x="1.181cm" svg:y="1.408cm">
          <text:p/>
          <draw:enhanced-geometry svg:viewBox="0 0 21600 21600" draw:path-stretchpoint-x="10800" draw:path-stretchpoint-y="10800" draw:text-areas="?f3 ?f4 ?f5 ?f6" draw:type="round-rectangle" draw:modifiers="2780.735404975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67cm" svg:height="29.621cm" svg:x="14.294cm" svg:y="1.235cm">
          <draw:image xlink:href="Pictures/100002010000042300000690FC705FDCD4C61A8F.png" xlink:type="simple" xlink:show="embed" xlink:actuate="onLoad" draw:mime-type="image/png">
            <text:p/>
          </draw:image>
        </draw:frame>
        <draw:frame draw:style-name="gr3" draw:text-style-name="P3" draw:layer="layout" svg:width="6.243cm" svg:height="5.727cm" svg:x="-16.292cm" svg:y="28.293cm">
          <draw:image xlink:href="Pictures/1000000000000269000002361116865C28E96DAE.png" xlink:type="simple" xlink:show="embed" xlink:actuate="onLoad" draw:mime-type="image/png">
            <text:p/>
          </draw:image>
        </draw:frame>
        <draw:frame draw:style-name="gr3" draw:text-style-name="P3" draw:layer="layout" svg:width="7.493cm" svg:height="4.064cm" svg:x="50.149cm" svg:y="42.402cm">
          <draw:image xlink:href="Pictures/1000000000000368000001D9496F3ACDB6317DB3.png" xlink:type="simple" xlink:show="embed" xlink:actuate="onLoad" draw:mime-type="image/png">
            <text:p/>
          </draw:image>
        </draw:frame>
        <draw:custom-shape draw:style-name="gr4" draw:text-style-name="P5" xml:id="id1" draw:id="id1" draw:layer="layout" svg:width="7.112cm" svg:height="4.826cm" svg:x="3.594cm" svg:y="10.917cm">
          <text:p text:style-name="P4"><text:span text:style-name="T1">Animal</text:span></text:p>
          <text:p text:style-name="P4"><text:span text:style-name="T1">fee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699cm" svg:height="2.032cm" svg:x="62.468cm" svg:y="11.922cm">
          <text:p text:style-name="P6"><text:span text:style-name="T2">Meth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699cm" svg:height="2.032cm" svg:x="44.434cm" svg:y="43.799cm">
          <text:p text:style-name="P6"><text:span text:style-name="T2">Fertil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699cm" svg:height="2.032cm" svg:x="61.96cm" svg:y="7.223cm">
          <text:p text:style-name="P6"><text:span text:style-name="T2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4.699cm" svg:height="2.032cm" svg:x="62.214cm" svg:y="38.465cm">
          <text:p text:style-name="P10"><text:span text:style-name="T3">Commun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4.699cm" svg:height="2.032cm" svg:x="61.198cm" svg:y="3.794cm">
          <text:p text:style-name="P10"><text:span text:style-name="T3">Chemic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4.699cm" svg:height="2.032cm" svg:x="62.192cm" svg:y="27.215cm">
          <text:p text:style-name="P6"><text:span text:style-name="T2">Livest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2" draw:id="id2" draw:layer="layout" svg:width="19.431cm" svg:height="29.845cm" svg:x="13.886cm" svg:y="1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4" draw:id="id4" draw:layer="layout" svg:width="7.112cm" svg:height="2.874cm" svg:x="37.674cm" svg:y="4.891cm">
          <text:p text:style-name="P4"><text:span text:style-name="T4">Man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5" draw:id="id5" draw:layer="layout" svg:width="7.112cm" svg:height="2.874cm" svg:x="37.675cm" svg:y="9.287cm">
          <text:p text:style-name="P4"><text:span text:style-name="T4">Mi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3" draw:id="id3" draw:layer="layout" svg:width="7.112cm" svg:height="2.874cm" svg:x="37.676cm" svg:y="13.683cm">
          <text:p text:style-name="P4"><text:span text:style-name="T4">Eg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xml:id="id6" draw:id="id6" draw:layer="layout" svg:width="7.112cm" svg:height="2.874cm" svg:x="37.677cm" svg:y="18.079cm">
          <text:p text:style-name="P4"><text:span text:style-name="T4">M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xml:id="id7" draw:id="id7" draw:layer="layout" svg:width="7.112cm" svg:height="2.874cm" svg:x="37.678cm" svg:y="22.475cm">
          <text:p text:style-name="P4"><text:span text:style-name="T4">Carca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3.556cm" svg:height="4.191cm" svg:x="27.756cm" svg:y="8.52cm">
          <text:p/>
          <draw:enhanced-geometry svg:viewBox="0 0 21600 21600" draw:type="rectangle" draw:enhanced-path="M 0 0 L 21600 0 21600 21600 0 21600 0 0 Z N"/>
        </draw:custom-shape>
        <draw:connector draw:style-name="gr18" draw:text-style-name="P20" draw:layer="layout" draw:type="curve" svg:x1="10.706cm" svg:y1="13.33cm" svg:x2="13.798cm" svg:y2="16.398cm" draw:start-shape="id1" draw:start-glue-point="1" svg:d="M10706 13330c2695 0 1150 3068 3092 3068" svg:viewBox="0 0 3093 3069">
          <text:p/>
        </draw:connector>
        <draw:connector draw:style-name="gr18" draw:text-style-name="P3" draw:layer="layout" draw:type="curve" svg:x1="33.317cm" svg:y1="16.33cm" svg:x2="37.676cm" svg:y2="15.12cm" draw:start-shape="id2" draw:start-glue-point="1" draw:end-shape="id3" draw:end-glue-point="3" svg:d="M33317 16330c3429 0 1250-1210 4359-1210" svg:viewBox="0 0 4360 1211">
          <text:p/>
        </draw:connector>
        <draw:connector draw:style-name="gr18" draw:text-style-name="P3" draw:layer="layout" draw:type="curve" svg:x1="33.317cm" svg:y1="16.33cm" svg:x2="37.674cm" svg:y2="6.328cm" draw:start-shape="id2" draw:start-glue-point="1" draw:end-shape="id4" draw:end-glue-point="3" svg:d="M33317 16330c3427 0 1249-10002 4357-10002" svg:viewBox="0 0 4358 10003">
          <text:p/>
        </draw:connector>
        <draw:connector draw:style-name="gr18" draw:text-style-name="P3" draw:layer="layout" draw:type="curve" svg:x1="33.317cm" svg:y1="16.33cm" svg:x2="37.675cm" svg:y2="10.724cm" draw:start-shape="id2" draw:start-glue-point="1" draw:end-shape="id5" draw:end-glue-point="3" svg:d="M33317 16330c3427 0 1249-5606 4358-5606" svg:viewBox="0 0 4359 5607">
          <text:p/>
        </draw:connector>
        <draw:connector draw:style-name="gr18" draw:text-style-name="P3" draw:layer="layout" draw:type="curve" svg:x1="33.317cm" svg:y1="16.33cm" svg:x2="37.677cm" svg:y2="19.516cm" draw:start-shape="id2" draw:start-glue-point="1" draw:end-shape="id6" draw:end-glue-point="3" svg:d="M33317 16330c3429 0 1249 3186 4360 3186" svg:viewBox="0 0 4361 3187">
          <text:p/>
        </draw:connector>
        <draw:connector draw:style-name="gr18" draw:text-style-name="P3" draw:layer="layout" draw:type="curve" svg:x1="33.317cm" svg:y1="16.33cm" svg:x2="37.678cm" svg:y2="23.912cm" draw:start-shape="id2" draw:start-glue-point="1" draw:end-shape="id7" draw:end-glue-point="3" svg:d="M33317 16330c3430 0 1250 7582 4361 7582" svg:viewBox="0 0 4362 7583">
          <text:p/>
        </draw:connector>
        <draw:frame draw:style-name="gr19" draw:text-style-name="P22" draw:layer="layout" svg:width="11.557cm" svg:height="2.385cm" svg:x="1.34cm" svg:y="1.897cm">
          <draw:text-box>
            <text:p text:style-name="P21"><text:span text:style-name="T1">P inputs</text:span></text:p>
          </draw:text-box>
        </draw:frame>
        <draw:frame draw:style-name="gr19" draw:text-style-name="P22" draw:layer="layout" svg:width="12.738cm" svg:height="2.385cm" svg:x="34.36cm" svg:y="1.897cm">
          <draw:text-box>
            <text:p text:style-name="P21"><text:span text:style-name="T1">P outputs</text:span></text:p>
          </draw:text-box>
        </draw:frame>
        <draw:custom-shape draw:style-name="gr20" draw:text-style-name="P23" xml:id="id8" draw:id="id8" draw:layer="layout" svg:width="7.112cm" svg:height="4.826cm" svg:x="3.595cm" svg:y="16.918cm">
          <text:p text:style-name="P4"><text:span text:style-name="T1">Animal</text:span></text:p>
          <text:p text:style-name="P4"><text:span text:style-name="T1">im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0" draw:layer="layout" draw:type="curve" svg:x1="10.707cm" svg:y1="19.331cm" svg:x2="13.798cm" svg:y2="16.398cm" draw:start-shape="id8" draw:start-glue-point="1" svg:d="M10707 19331c2694 0 1149-2933 3091-2933" svg:viewBox="0 0 3092 2934">
          <text:p/>
        </draw:connector>
        <draw:custom-shape draw:style-name="gr21" draw:text-style-name="P25" xml:id="id9" draw:id="id9" draw:layer="layout" svg:width="7.112cm" svg:height="4.1cm" svg:x="37.679cm" svg:y="26.87cm">
          <text:p text:style-name="P24"><text:span text:style-name="T4">Animal</text:span></text:p>
          <text:p text:style-name="P24"><text:span text:style-name="T4">ex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3" draw:layer="layout" draw:type="curve" svg:x1="33.317cm" svg:y1="16.33cm" svg:x2="37.679cm" svg:y2="28.92cm" draw:start-shape="id2" draw:start-glue-point="1" draw:end-shape="id9" draw:end-glue-point="3" svg:d="M33317 16330c3430 0 1250 12590 4362 12590" svg:viewBox="0 0 4363 125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.514cm" fo:page-height="32.5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5-30T17:15:57.410093625</meta:creation-date>
    <dc:date>2022-01-31T18:05:01.175119231</dc:date>
    <meta:editing-duration>PT16M44S</meta:editing-duration>
    <meta:editing-cycles>6</meta:editing-cycles>
    <meta:generator>LibreOffice/7.0.4.2$Linux_X86_64 LibreOffice_project/dcf040e67528d9187c66b2379df5ea4407429775</meta:generator>
    <meta:document-statistic meta:object-count="31"/>
  </office:meta>
</office:document-meta>
</file>